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172cm" svg:height="2.236cm" svg:x="3.89cm" svg:y="2.798cm" svg:viewBox="0 0 2173 2237" svg:d="M1085 1475c305 28 507-91 465-289s-182-446-444-441-419 131-477 333 151 369 456 397zM2173 976c4 612-483 1198-1153 1256s-1090-352-1010-987 576-1171 1189-1238 970 357 974 969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44:55.499000000</dc:date>
    <meta:editing-duration>PT2M46S</meta:editing-duration>
    <meta:editing-cycles>3</meta:editing-cycles>
    <meta:generator>LibreOffice/24.2.4.2$Windows_X86_64 LibreOffice_project/51a6219feb6075d9a4c46691dcfe0cd9c4fff3c2</meta:generator>
    <meta:document-statistic meta:object-count="1"/>
  </office:meta>
</office:document-meta>
</file>